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238f61"/>
    </style:style>
    <style:style style:name="T1" style:family="text">
      <style:text-properties officeooo:rsid="001b8b2c"/>
    </style:style>
    <style:style style:name="T2" style:family="text">
      <style:text-properties officeooo:rsid="001cbdff"/>
    </style:style>
    <style:style style:name="T3" style:family="text">
      <style:text-properties officeooo:rsid="00205a7f"/>
    </style:style>
    <style:style style:name="T4" style:family="text">
      <style:text-properties officeooo:rsid="00224cfb"/>
    </style:style>
    <style:style style:name="T5" style:family="text">
      <style:text-properties officeooo:rsid="00238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Uczenie się o UPDI</text:span></text:p>
      <text:p text:style-name="P1">-<text:span text:style-name="T4">Mogę używać arduino IDE</text:span></text:p>
      <text:p text:style-name="P2">-<text:span text:style-name="T4">KISS principle – Keep it simple stupid.</text:span></text:p>
      <text:p text:style-name="P2"><text:span text:style-name="T4">-</text:span><text:span text:style-name="T5">Istnieje coś takiego jak platform IO</text:span><text:span text:style-name="T4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30T17:56:24.906581516</dc:date>
    <meta:editing-duration>PT30M36S</meta:editing-duration>
    <meta:editing-cycles>8</meta:editing-cycles>
    <meta:document-statistic meta:table-count="0" meta:image-count="0" meta:object-count="0" meta:page-count="1" meta:paragraph-count="4" meta:word-count="20" meta:character-count="121" meta:non-whitespace-character-count="103"/>
  </office:meta>
</office:document-meta>
</file>